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udaMap" style:family="table">
      <style:table-properties style:width="6.9306in" fo:margin-left="0in" table:align="left"/>
    </style:style>
    <style:style style:name="CudaMap.A" style:family="table-column">
      <style:table-column-properties style:column-width="4.2917in"/>
    </style:style>
    <style:style style:name="CudaMap.B" style:family="table-column">
      <style:table-column-properties style:column-width="1.1111in"/>
    </style:style>
    <style:style style:name="CudaMap.C" style:family="table-column">
      <style:table-column-properties style:column-width="1.5278in"/>
    </style:style>
    <style:style style:name="Cuda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CudaMap.C1" style:family="table-cell">
      <style:table-cell-properties fo:padding="0.0382in" fo:border="0.05pt solid #000000"/>
    </style:style>
    <style:style style:name="CudaMap.A2" style:family="table-cell">
      <style:table-cell-properties fo:padding="0.0382in" fo:border-left="0.05pt solid #000000" fo:border-right="none" fo:border-top="none" fo:border-bottom="0.05pt solid #000000"/>
    </style:style>
    <style:style style:name="CudaMap.C2" style:family="table-cell">
      <style:table-cell-properties fo:padding="0.0382in" fo:border-left="0.05pt solid #000000" fo:border-right="0.05pt solid #000000" fo:border-top="none" fo:border-bottom="0.05pt solid #000000"/>
    </style:style>
    <style:style style:name="CudaMap.8" style:family="table-row">
      <style:table-row-properties style:min-row-height="0.2438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udaMap" table:style-name="CudaMap">
        <table:table-column table:style-name="CudaMap.A"/>
        <table:table-column table:style-name="CudaMap.B"/>
        <table:table-column table:style-name="CudaMap.C"/>
        <table:table-row>
          <table:table-cell table:style-name="CudaMap.A1" office:value-type="string">
            <text:p text:style-name="Table_20_Contents">sample</text:p>
          </table:table-cell>
          <table:table-cell table:style-name="CudaMap.A1" office:value-type="string">
            <text:p text:style-name="Table_20_Contents">type</text:p>
          </table:table-cell>
          <table:table-cell table:style-name="CudaMap.C1" office:value-type="string">
            <text:p text:style-name="Table_20_Contents"/>
          </table:table-cell>
        </table:table-row>
        <table:table-row>
          <table:table-cell table:style-name="CudaMap.A2" office:value-type="string">
            <text:p text:style-name="Table_20_Contents">#include &lt;cuda_runtime.h&gt;</text:p>
            <text:p text:style-name="Table_20_Contents">#include &lt;cublas_v2.h&gt;</text:p>
            <text:p text:style-name="Table_20_Contents">#include &lt;helper_cuda.h&gt;</text:p>
            <text:p text:style-name="Table_20_Contents">#include &lt;cufft.h&gt;</text:p>
            <text:p text:style-name="Table_20_Contents">#include &lt;helper_functions.h&gt;</text:p>
          </table:table-cell>
          <table:table-cell table:style-name="CudaMap.A2" office:value-type="string">
            <text:p text:style-name="Table_20_Contents">Header</text:p>
          </table:table-cell>
          <table:table-cell table:style-name="CudaMap.C2" office:value-type="string">
            <text:p text:style-name="Table_20_Contents"/>
          </table:table-cell>
        </table:table-row>
        <table:table-row>
          <table:table-cell table:style-name="CudaMap.A2" office:value-type="string">
            <text:p text:style-name="Table_20_Contents">cublasStatus_t status</text:p>
          </table:table-cell>
          <table:table-cell table:style-name="CudaMap.A2" office:value-type="string">
            <text:p text:style-name="Table_20_Contents">datatype</text:p>
          </table:table-cell>
          <table:table-cell table:style-name="CudaMap.C2" office:value-type="string">
            <text:p text:style-name="Table_20_Contents"/>
          </table:table-cell>
        </table:table-row>
        <table:table-row>
          <table:table-cell table:style-name="CudaMap.A2" office:value-type="string">
            <text:p text:style-name="Table_20_Contents">cublasHandle_t handle;</text:p>
          </table:table-cell>
          <table:table-cell table:style-name="CudaMap.A2" office:value-type="string">
            <text:p text:style-name="Table_20_Contents">datatype</text:p>
          </table:table-cell>
          <table:table-cell table:style-name="CudaMap.C2" office:value-type="string">
            <text:p text:style-name="Table_20_Contents"/>
          </table:table-cell>
        </table:table-row>
        <table:table-row>
          <table:table-cell table:style-name="CudaMap.A2" office:value-type="string">
            <text:p text:style-name="Table_20_Contents">int dev = findCudaDevice(argc, (const char **) argv);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Returns data</text:p>
          </table:table-cell>
        </table:table-row>
        <table:table-row>
          <table:table-cell table:style-name="CudaMap.A2" office:value-type="string">
            <text:p text:style-name="Table_20_Contents"><text:s/>if (dev == -1)</text:p>
            <text:p text:style-name="Table_20_Contents"><text:s text:c="4"/>{</text:p>
            <text:p text:style-name="Table_20_Contents"><text:s text:c="8"/>return EXIT_FAILURE;</text:p>
            <text:p text:style-name="Table_20_Contents"><text:s text:c="4"/>}</text:p>
          </table:table-cell>
          <table:table-cell table:style-name="CudaMap.A2" office:value-type="string">
            <text:p text:style-name="Table_20_Contents">constant</text:p>
          </table:table-cell>
          <table:table-cell table:style-name="CudaMap.C2" office:value-type="string">
            <text:p text:style-name="Table_20_Contents">Inside a block</text:p>
          </table:table-cell>
        </table:table-row>
        <table:table-row>
          <table:table-cell table:style-name="CudaMap.A2" office:value-type="string">
            <text:p text:style-name="Table_20_Contents">status = cublasCreate(&amp;handle);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Returns data</text:p>
          </table:table-cell>
        </table:table-row>
        <table:table-row table:style-name="CudaMap.8">
          <table:table-cell table:style-name="CudaMap.A2" office:value-type="string">
            <text:p text:style-name="Table_20_Contents">if (status != CUBLAS_STATUS_SUCCESS)</text:p>
            <text:p text:style-name="Table_20_Contents"><text:s text:c="4"/>{</text:p>
            <text:p text:style-name="Table_20_Contents"><text:s text:c="8"/>fprintf(stderr, "!!!! CUBLAS initialization error\n");</text:p>
            <text:p text:style-name="Table_20_Contents"><text:s text:c="8"/>return EXIT_FAILURE;</text:p>
            <text:p text:style-name="Table_20_Contents"><text:s text:c="4"/>}</text:p>
          </table:table-cell>
          <table:table-cell table:style-name="CudaMap.A2" office:value-type="string">
            <text:p text:style-name="Table_20_Contents">constant</text:p>
          </table:table-cell>
          <table:table-cell table:style-name="CudaMap.C2" office:value-type="string">
            <text:p text:style-name="Table_20_Contents">Makes a block</text:p>
          </table:table-cell>
        </table:table-row>
        <table:table-row table:style-name="CudaMap.8">
          <table:table-cell table:style-name="CudaMap.A2" office:value-type="string">
            <text:p text:style-name="Table_20_Contents">if (cudaMalloc((void **)&amp;d_A, n2 * sizeof(d_A[0])) != cudaSuccess)</text:p>
            <text:p text:style-name="Table_20_Contents"><text:s text:c="4"/>{</text:p>
            <text:p text:style-name="Table_20_Contents"><text:s text:c="8"/>fprintf(stderr, "!!!! device memory allocation error (allocate A)\n");</text:p>
            <text:p text:style-name="Table_20_Contents"><text:s text:c="8"/>return EXIT_FAILURE;</text:p>
            <text:p text:style-name="Table_20_Contents"><text:s text:c="4"/>}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Makes a block</text:p>
          </table:table-cell>
        </table:table-row>
        <table:table-row table:style-name="CudaMap.8">
          <table:table-cell table:style-name="CudaMap.A2" office:value-type="string">
            <text:p text:style-name="Table_20_Contents">status = cublasSetVector(n2, sizeof(h_C[0]), h_C, 1, d_C, 1);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Returns data</text:p>
          </table:table-cell>
        </table:table-row>
        <table:table-row table:style-name="CudaMap.8">
          <table:table-cell table:style-name="CudaMap.A2" office:value-type="string">
            <text:p text:style-name="Table_20_Contents">status = cublasSgemm(handle, CUBLAS_OP_N, CUBLAS_OP_N, N, N, N, &amp;alpha, d_A, N, d_B, N, &amp;beta, d_C, N);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Returns data</text:p>
          </table:table-cell>
        </table:table-row>
        <table:table-row table:style-name="CudaMap.8">
          <table:table-cell table:style-name="CudaMap.A2" office:value-type="string">
            <text:p text:style-name="Table_20_Contents">status = cublasGetVector(n2, sizeof(h_C[0]), d_C, 1, h_C, 1);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Returns data</text:p>
          </table:table-cell>
        </table:table-row>
        <table:table-row table:style-name="CudaMap.8">
          <table:table-cell table:style-name="CudaMap.A2" office:value-type="string">
            <text:p text:style-name="Table_20_Contents">if (cudaFree(d_A) != cudaSuccess)</text:p>
            <text:p text:style-name="Table_20_Contents"><text:s text:c="4"/>{</text:p>
            <text:p text:style-name="Table_20_Contents"><text:s text:c="8"/>fprintf(stderr, "!!!! memory free error (A)\n");</text:p>
            <text:p text:style-name="Table_20_Contents"><text:s text:c="8"/>return EXIT_FAILURE;</text:p>
            <text:p text:style-name="Table_20_Contents"><text:s text:c="4"/>}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Makes a block</text:p>
          </table:table-cell>
        </table:table-row>
        <table:table-row table:style-name="CudaMap.8">
          <table:table-cell table:style-name="CudaMap.A2" office:value-type="string">
            <text:p text:style-name="Table_20_Contents">status = cublasDestroy(handle);</text:p>
          </table:table-cell>
          <table:table-cell table:style-name="CudaMap.A2" office:value-type="string">
            <text:p text:style-name="Table_20_Contents">function</text:p>
          </table:table-cell>
          <table:table-cell table:style-name="CudaMap.C2" office:value-type="string">
            <text:p text:style-name="Table_20_Contents">Makes a block</text:p>
          </table:table-cell>
        </table:table-row>
        <table:table-row table:style-name="CudaMap.8">
          <table:table-cell table:style-name="CudaMap.A2" office:value-type="string">
            <text:p text:style-name="Table_20_Contents">typedef float2 Complex;</text:p>
          </table:table-cell>
          <table:table-cell table:style-name="CudaMap.A2" office:value-type="string">
            <text:p text:style-name="Table_20_Contents">datatype</text:p>
          </table:table-cell>
          <table:table-cell table:style-name="CudaMap.C2" office:value-type="string">
            <text:p text:style-name="Table_20_Contents"/>
          </table:table-cell>
        </table:table-row>
        <table:table-row table:style-name="CudaMap.8">
          <table:table-cell table:style-name="CudaMap.A2" office:value-type="string">
            <text:p text:style-name="Table_20_Contents"/>
          </table:table-cell>
          <table:table-cell table:style-name="CudaMap.A2" office:value-type="string">
            <text:p text:style-name="Table_20_Contents"/>
          </table:table-cell>
          <table:table-cell table:style-name="CudaMap.C2" office:value-type="string">
            <text:p text:style-name="Table_20_Contents"/>
          </table:table-cell>
        </table:table-row>
        <table:table-row table:style-name="CudaMap.8">
          <table:table-cell table:style-name="CudaMap.A2" office:value-type="string">
            <text:p text:style-name="Table_20_Contents"/>
          </table:table-cell>
          <table:table-cell table:style-name="CudaMap.A2" office:value-type="string">
            <text:p text:style-name="Table_20_Contents"/>
          </table:table-cell>
          <table:table-cell table:style-name="CudaMap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sin Khan</meta:initial-creator>
    <meta:creation-date>2016-01-28T15:02:13</meta:creation-date>
    <dc:date>2016-01-28T15:38:06</dc:date>
    <dc:creator>Mohsin Khan</dc:creator>
    <meta:editing-duration>PT32M35S</meta:editing-duration>
    <meta:editing-cycles>5</meta:editing-cycles>
    <meta:generator>LibreOffice/3.5$Linux_X86_64 LibreOffice_project/350m1$Build-2</meta:generator>
    <meta:document-statistic meta:table-count="1" meta:image-count="0" meta:object-count="0" meta:page-count="1" meta:paragraph-count="59" meta:word-count="159" meta:character-count="1287" meta:non-whitespace-character-count="1079"/>
  </office:meta>
</office:document-meta>
</file>